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202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2019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201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2017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2016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201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201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2003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200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200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200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2000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9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98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98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9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97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96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96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95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95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9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9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93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93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92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92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9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9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90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8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89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88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84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79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78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77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76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7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74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7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72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71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71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7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70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69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69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68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68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67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67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66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66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65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6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6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64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64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6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6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6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6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60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5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59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58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58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5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57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56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5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56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56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55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5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5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5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5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5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5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5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51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5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5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5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5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49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4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48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4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47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4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46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4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45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4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4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4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43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43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4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4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41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4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40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4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3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3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38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3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37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37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36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3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36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3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35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3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3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3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3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3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00</text:p>
          </table:table-cell>
          <table:table-cell office:value-type="string" calcext:value-type="string">
            <text:p>LSP-017</text:p>
          </table:table-cell>
          <table:table-cell office:value-type="string" calcext:value-type="string">
            <text:p>193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76" meta:object-count="0"/>
    <meta:user-defined meta:name="AppVersion">3.0</meta:user-defined>
  </office:meta>
</office:document-meta>
</file>